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c550"/>
    </style:style>
    <style:style style:name="P2" style:family="paragraph" style:parent-style-name="Standard">
      <style:text-properties officeooo:rsid="0006c550" officeooo:paragraph-rsid="0006c550"/>
    </style:style>
    <style:style style:name="P3" style:family="paragraph" style:parent-style-name="Standard">
      <style:text-properties fo:font-size="20pt" officeooo:rsid="0006c550" officeooo:paragraph-rsid="0006c550" style:font-size-asian="20pt" style:font-size-complex="20pt"/>
    </style:style>
    <style:style style:name="P4" style:family="paragraph" style:parent-style-name="Standard">
      <style:text-properties fo:font-size="20pt" officeooo:rsid="0006c550" officeooo:paragraph-rsid="0007a6ba" style:font-size-asian="20pt" style:font-size-complex="20pt"/>
    </style:style>
    <style:style style:name="P5" style:family="paragraph" style:parent-style-name="Standard">
      <style:text-properties fo:color="#663300" officeooo:rsid="0006c550" officeooo:paragraph-rsid="0006c550"/>
    </style:style>
    <style:style style:name="P6" style:family="paragraph" style:parent-style-name="Standard">
      <style:text-properties fo:color="#663300" officeooo:rsid="0007a6ba" officeooo:paragraph-rsid="0007a6ba"/>
    </style:style>
    <style:style style:name="P7" style:family="paragraph" style:parent-style-name="Standard">
      <style:text-properties fo:color="#663300" officeooo:rsid="0006c550" officeooo:paragraph-rsid="0006c550" fo:background-color="#ffffff"/>
    </style:style>
    <style:style style:name="P8" style:family="paragraph" style:parent-style-name="Standard">
      <style:text-properties fo:color="#663300" officeooo:paragraph-rsid="0006c550"/>
    </style:style>
    <style:style style:name="P9" style:family="paragraph" style:parent-style-name="Standard">
      <style:text-properties style:text-underline-style="solid" style:text-underline-width="auto" style:text-underline-color="font-color" fo:font-weight="bold" officeooo:rsid="0006c550" officeooo:paragraph-rsid="0006c550" style:font-weight-asian="bold" style:font-weight-complex="bold"/>
    </style:style>
    <style:style style:name="T1" style:family="text">
      <style:text-properties fo:color="#009900" fo:font-size="26pt" style:font-size-asian="26pt" style:font-size-complex="26pt"/>
    </style:style>
    <style:style style:name="T2" style:family="text">
      <style:text-properties officeooo:rsid="0007a6ba"/>
    </style:style>
    <style:style style:name="T3" style:family="text">
      <style:text-properties officeooo:rsid="000844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 text:c="24"/><text:span text:style-name="T1">ZFS</text:span></text:p>
      <text:p text:style-name="P1"/>
      <text:p text:style-name="P1"/>
      <text:p text:style-name="P1"/>
      <text:p text:style-name="P1"/>
      <text:p text:style-name="P3"><text:s text:c="12"/>Install ZFS</text:p>
      <text:p text:style-name="P2"/>
      <text:p text:style-name="P2">Before we can start using ZFS, we need to install it. Simply add the repository to apt-get with the following command:</text:p>
      <text:p text:style-name="P2"/>
      <text:p text:style-name="P5"/>
      <text:p text:style-name="P6"># apt-get install software-properties-common </text:p>
      <text:p text:style-name="P7">#apt-add-repository --yes ppa:zfs-native/stable</text:p>
      <text:p text:style-name="P5"><text:span text:style-name="T2">#</text:span>apt-get update </text:p>
      <text:p text:style-name="P8"><text:span text:style-name="T2">#apt-get install </text:span>ubuntu-zfs</text:p>
      <text:p text:style-name="P5"/>
      <text:p text:style-name="P5">Reboot.</text:p>
      <text:p text:style-name="P2"/>
      <text:p text:style-name="P2"/>
      <text:p text:style-name="P2"/>
      <text:p text:style-name="P5"><text:span text:style-name="T2">#</text:span>dmesg | grep ZFS</text:p>
      <text:p text:style-name="P2"/>
      <text:p text:style-name="P2"/>
      <text:p text:style-name="P2">You get an output like this:</text:p>
      <text:p text:style-name="P2"/>
      <text:p text:style-name="P5"># dmesg | grep ZFS</text:p>
      <text:p text:style-name="P2">[ 5.979569] ZFS: Loaded module v0.6.3-5~trusty, ZFS pool version 5000, ZFS filesystem version 5</text:p>
      <text:p text:style-name="P2"/>
      <text:p text:style-name="P2"><text:tab/></text:p>
      <text:p text:style-name="P2"><text:s/>Creation of a RAID-Z2 disk array using 4 disks</text:p>
      <text:p text:style-name="P2"/>
      <text:p text:style-name="P2">We will use the zpool create command passing in the disks to use for the array as arguments. By specifying the argument -f it removes the need to create partitions on the disks prior to creating the array.</text:p>
      <text:p text:style-name="P2"/>
      <text:p text:style-name="P5"><text:span text:style-name="T3">#</text:span>zpool create -f datastore1 raidz2 <text:s/>/dev/sdf /dev/sdg /dev/sdh /dev/sdi</text:p>
      <text:p text:style-name="P2"/>
      <text:p text:style-name="P2"/>
      <text:p text:style-name="P2">We check if the zpool is created and ok with issuing this command:</text:p>
      <text:p text:style-name="P2"/>
      <text:p text:style-name="P5"># zpool status datastore1</text:p>
      <text:p text:style-name="P2">pool: datastore1</text:p>
      <text:p text:style-name="P2">state: ONLINE</text:p>
      <text:p text:style-name="P2">scan: none requested</text:p>
      <text:p text:style-name="P2">config:</text:p>
      <text:p text:style-name="P2"/>
      <text:p text:style-name="P2">NAME STATE READ WRITE CKSUM</text:p>
      <text:p text:style-name="P2">datastore1 ONLINE 0 0 0</text:p>
      <text:p text:style-name="P2">raidz2-0 ONLINE 0 0 0</text:p>
      <text:p text:style-name="P2">sdf ONLINE 0 0 0</text:p>
      <text:p text:style-name="P2"><text:soft-page-break/>sdg ONLINE 0 0 0</text:p>
      <text:p text:style-name="P2">sdh ONLINE 0 0 0</text:p>
      <text:p text:style-name="P2">sdi ONLINE 0 0 0</text:p>
      <text:p text:style-name="P2"/>
      <text:p text:style-name="P2">errors: No known data errors</text:p>
      <text:p text:style-name="P2"/>
      <text:p text:style-name="P2"><text:tab/></text:p>
      <text:p text:style-name="P2"><text:s/></text:p>
      <text:p text:style-name="P9">Create ZFS dataset</text:p>
      <text:p text:style-name="P2"/>
      <text:p text:style-name="P2">Creating a dataset is not mandatory. You may use the pool directly. A dataset is like a folder on the volume, but it acts like a filesystem in that it supports snapshots, quotas, compression, NFS or SMB sharing. It’s great to have different mounting points for different usages.</text:p>
      <text:p text:style-name="P2"/>
      <text:p text:style-name="P2">The command to use to create a dataset is:</text:p>
      <text:p text:style-name="P2"/>
      <text:p text:style-name="P2">zfs create -o mountpoint=&lt;MOUNT POINT&gt; &lt;ZPOOL NAME&gt;/&lt;DATASET NAME&gt;</text:p>
      <text:p text:style-name="P2"/>
      <text:p text:style-name="P2"/>
      <text:p text:style-name="P2">Here I do:</text:p>
      <text:p text:style-name="P2"/>
      <text:p text:style-name="P5"><text:span text:style-name="T3">#</text:span>zfs create -o mountpoint=/mnt/movies datastore1/movies</text:p>
      <text:p text:style-name="P2"/>
      <text:p text:style-name="P2"><text:tab/></text:p>
      <text:p text:style-name="P2"><text:s/></text:p>
      <text:p text:style-name="P2">Let’s see what we have up to now</text:p>
      <text:p text:style-name="P2"/>
      <text:p text:style-name="P5"># zfs list</text:p>
      <text:p text:style-name="P2">NAME USED AVAIL REFER MOUNTPOINT</text:p>
      <text:p text:style-name="P2">datastore1 214K 1.78T 43.3K /datastore1</text:p>
      <text:p text:style-name="P2">datastore1/dataset1 43.3K 1.78T 43.3K /mnt/dataset1</text:p>
      <text:p text:style-name="P2"/>
      <text:p text:style-name="P2"/>
      <text:p text:style-name="P5">Add compression</text:p>
      <text:p text:style-name="P2"/>
      <text:p text:style-name="P2">You can add compression on dataset or an entire pool. Adding it to the pool will make all the datasets of the pool to get compression by default. You can decide to not set compression for a specific dataset of the pool though.</text:p>
      <text:p text:style-name="P2">As you can see here, compression of the pool datastore1 is not set:</text:p>
      <text:p text:style-name="P2"/>
      <text:p text:style-name="P5"># zfs get compression datastore1</text:p>
      <text:p text:style-name="P2">NAME PROPERTY VALUE SOURCE</text:p>
      <text:p text:style-name="P2">datastore1 compression off default</text:p>
      <text:p text:style-name="P2"/>
      <text:p text:style-name="P2"/>
      <text:p text:style-name="P5"><text:span text:style-name="T3">#</text:span>zfs set compression=lz4 datastore1</text:p>
      <text:p text:style-name="P2"/>
      <text:p text:style-name="P2">After that we should get:</text:p>
      <text:p text:style-name="P2"/>
      <text:p text:style-name="P5"># zfs get compression datastore1</text:p>
      <text:p text:style-name="P2">NAME PROPERTY VALUE SOURCE</text:p>
      <text:p text:style-name="P2">datastore1 compression lz4 local</text:p>
      <text:p text:style-name="P2"><text:soft-page-break/></text:p>
      <text:p text:style-name="P2"/>
      <text:p text:style-name="P2"><text:s/></text:p>
      <text:p text:style-name="P5"><text:span text:style-name="T3">#</text:span>zfs set compression=lz4 datastore1/movies</text:p>
      <text:p text:style-name="P5"/>
      <text:p text:style-name="P2">Delete a dataset</text:p>
      <text:p text:style-name="P2"/>
      <text:p text:style-name="P2"/>
      <text:p text:style-name="P5"><text:span text:style-name="T3">#</text:span>zfs destroy datastore1/dataset1</text:p>
      <text:p text:style-name="P2"/>
      <text:p text:style-name="P2"/>
      <text:p text:style-name="P2">Delete a pool</text:p>
      <text:p text:style-name="P2"/>
      <text:p text:style-name="P2"/>
      <text:p text:style-name="P5"><text:span text:style-name="T3">#</text:span>zpool destroy datastore1</text:p>
      <text:p text:style-name="P2"/>
      <text:p text:style-name="P2"><text:tab/></text:p>
      <text:p text:style-name="P2"><text:s/></text:p>
      <text:p text:style-name="P2"/>
      <text:p text:style-name="P2"/>
      <text:p text:style-name="P2">Why ZFS ?</text:p>
      <text:p text:style-name="P2"/>
      <text:p text:style-name="P2">1. Checksums in Metadata for Data Integrity</text:p>
      <text:p text:style-name="P2">This can detect phantom writes, misdirected reads and writes, DMA parity errors, driver bugs and accidental overwrites as well as traditional “bit rot.”</text:p>
      <text:p text:style-name="P2"/>
      <text:p text:style-name="P2">2. Copy on Write</text:p>
      <text:p text:style-name="P2">When data is changed it is not overwritten. It is always written to a new block and checksummed before pointers to the data are changed. The old data may be retained, creating snapshots of the file system through time as changes are made.</text:p>
      <text:p text:style-name="P2"/>
      <text:p text:style-name="P2">3. Data Snapshots</text:p>
      <text:p text:style-name="P2">ZFS can be configured to take a snapshot of the file system (or a section of it, such as just a user’s home folder) on a regular basis — every 15 minutes, or every hour, and so on. These snapshots are very small and efficient, as only the deltas from the previous snapshot are stored. Snapshots can also be made writable to create clones of existing file systems.</text:p>
      <text:p text:style-name="P2"/>
      <text:p text:style-name="P2">4. Pooled Data Storage</text:p>
      <text:p text:style-name="P2">ZFS takes available storage drives and pools them together as a single resource, called a zpool. This can be optimised for capacity, or I/O performance, or redundancy, using striping, mirroring or some form of RAID. If more storage is needed, then more drives can simply be added to the zpool.</text:p>
      <text:p text:style-name="P2"/>
      <text:p text:style-name="P2">5. RAIDZ and RAIDZ2</text:p>
      <text:p text:style-name="P2">RAIDZ (equivalent to RAID5) and RAIDZ2 (equivalent to RAID6).</text:p>
      <text:p text:style-name="P2">RAID 5 has a well-known flaw called the RAID 5 write hole. This causes a problem when a data block is written to a stripe but a power failure occurs before the corresponding parity block can be written. As a result, the data and parity for the stripe will be inconsistent. If a disk then fails, the RAID reconstruction process will result in incorrect data. The only way out of this is if an entire stripe happens to be overwritten, thus generating a correct parity block.</text:p>
      <text:p text:style-name="P2"/>
      <text:p text:style-name="P2">RAIDZ gets around this problem by using a variable width stripe, so every write is effectively a full stripe write. This, together with ZFS’s copy on write characteristic, eliminates the RAID 5 write <text:soft-page-break/>hole completely. RAIDZ2 works in a similar way, but can tolerate the loss of two disks in the array using double parity.</text:p>
      <text:p text:style-name="P2"/>
      <text:p text:style-name="P2">6. SSD Hybrid Storage Pools</text:p>
      <text:p text:style-name="P2">High performance SSDs can be added to a storage pool to create a hybrid storage pool.</text:p>
      <text:p text:style-name="P2"/>
      <text:p text:style-name="P2">7. Capacity</text:p>
      <text:p text:style-name="P2">ZFS is a 128-bit file system, which means that in theory it could store 256 quadrillion ZB (a ZB is a billion TB.)</text:p>
      <text:p text:style-name="P2"/>
      <text:p text:style-name="P2">8. Data Scrubbing</text:p>
      <text:p text:style-name="P2">ZFS can be made to scrub all the data in a storage pool, checking each piece of data with its corresponding checksum to verify its integrity, detect any silent data corruption, and to correct any errors in encounters where possible.</text:p>
      <text:p text:style-name="P2"/>
      <text:p text:style-name="P2">9. Simple, Efficient Administration</text:p>
      <text:p text:style-name="P2">Using ZFS commands, you can administer a system with short, efficient commands.</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3:53:15.408262640</meta:creation-date>
    <dc:date>2016-11-03T15:16:03.434744953</dc:date>
    <meta:editing-duration>PT6M58S</meta:editing-duration>
    <meta:editing-cycles>1</meta:editing-cycles>
    <meta:document-statistic meta:table-count="0" meta:image-count="0" meta:object-count="0" meta:page-count="4" meta:paragraph-count="85" meta:word-count="862" meta:character-count="5045" meta:non-whitespace-character-count="4212"/>
    <meta:generator>LibreOffice/4.2.8.2$Linux_X86_64 LibreOffice_project/420m0$Build-2</meta:generator>
  </office:meta>
</office:document-meta>
</file>